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usedStubbingsFinderTest.no_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usedStubbingsFinderTest.unused_and_lenient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usedStubbingsFinderTest.some_unused_stubbings_by_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usedStubbingsFinderTest.no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usedStubbingsFinderTest.some_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usedStubbingsFinderTest.unused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usedStubbingsFinderTest.deduplicates_stubbings_by_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usedStubbingsFinderTest.no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usedStubbingsFinderTest.stubbing_used_by_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